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rther Features</text:p>
      <text:p text:style-name="P2"/>
      <text:p text:style-name="P2">-Walls when you click the corners and the wall sites are automatically created</text:p>
      <text:p text:style-name="P2">-Workers automatically move to the nearest site</text:p>
      <text:p text:style-name="P2">-Save game</text:p>
      <text:p text:style-name="P2"><text:tab/>-Finish in game menu and create save files</text:p>
      <text:p text:style-name="P2">-diplomacy </text:p>
      <text:p text:style-name="P2"><text:tab/>-Create in game menu</text:p>
      <text:p text:style-name="P2">-Create battlefield map</text:p>
      <text:p text:style-name="P2">-Unit and building death</text:p>
      <text:p text:style-name="P2">-Main menu</text:p>
      <text:p text:style-name="P2"><text:tab/>-Load game</text:p>
      <text:p text:style-name="P2"><text:tab/><text:tab/>-Create load mechanism</text:p>
      <text:p text:style-name="P2"><text:tab/>-New game</text:p>
      <text:p text:style-name="P2"><text:tab/><text:tab/>-Launch server and client </text:p>
      <text:p text:style-name="P2">-AI </text:p>
      <text:p text:style-name="P2"><text:tab/>-Add AI in menu</text:p>
      <text:p text:style-name="P2"><text:tab/>-Create AI </text:p>
      <text:p text:style-name="P2">-Better textu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9-19T09:49:42.40</meta:creation-date>
    <dc:date>2016-09-20T09:50:30.44</dc:date>
    <dc:creator>Harry Martin</dc:creator>
    <meta:editing-duration>PT47M35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18" meta:word-count="66" meta:character-count="405"/>
  </office:meta>
</office:document-meta>
</file>